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5"/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 recap</text:h>
      <text:p text:style-name="Text_20_body">Split into topic, book chapter, sample questions. Note that you still need to go over the lectures covering these topics when the lecture and book disagree the lecture wins! <text:s/>For any material that was covered already in midterms or homeworks, those questions are also fair-game for the final.</text:p>
      <text:h text:style-name="Heading_20_2" text:outline-level="2">1. Basics - Chapter 1</text:h>
      <text:list xml:id="list30442478" text:style-name="L1">
        <text:list-item>
          <text:p text:style-name="P1">What is the central dogma of biology?</text:p>
        </text:list-item>
        <text:list-item>
          <text:p text:style-name="P1">What is the difference between transcription and translation?</text:p>
        </text:list-item>
        <text:list-item>
          <text:p text:style-name="P1">How do you reverse complement a DNA string?</text:p>
        </text:list-item>
        <text:list-item>
          <text:p text:style-name="P1">How do you translate a DNA string?</text:p>
        </text:list-item>
      </text:list>
      <text:h text:style-name="Heading_20_2" text:outline-level="2">2. Inexact alignment &amp; multiple alignment- Chapter 6</text:h>
      <text:list xml:id="list30437127" text:style-name="L5">
        <text:list-item>
          <text:p text:style-name="P2">Describe the subproblem, initial conditions, recurrence, and location of answer for global alignment between two sequences.</text:p>
        </text:list-item>
        <text:list-item>
          <text:p text:style-name="P2">Same as above for local alignment between two sequences</text:p>
        </text:list-item>
        <text:list-item>
          <text:p text:style-name="P2">Same as above for finding an overlap between two sequences</text:p>
        </text:list-item>
        <text:list-item>
          <text:p text:style-name="P2">Same as above for identifying if a sequence is a substring of another one</text:p>
        </text:list-item>
        <text:list-item>
          <text:p text:style-name="P2">Describe an algorithm for computing the multiple alignment of two strings. <text:s/>Please write out the pseudo-code and briefly outline the inputs/outputs of the functions you use.</text:p>
        </text:list-item>
        <text:list-item>
          <text:p text:style-name="P2">What are some differences between a "star" alignment algorithm, and a guide-tree alignment algorithm? </text:p>
        </text:list-item>
      </text:list>
      <text:h text:style-name="Heading_20_2" text:outline-level="2">3. Alignment heuristics - Chapter 7</text:h>
      <text:list xml:id="list30535976" text:style-name="L6">
        <text:list-item>
          <text:p text:style-name="P3">The FASTA program uses the concept of "heavy" diagonals in order to speed up the alignment of sequences - please define what a "heavy" diagonal is.</text:p>
        </text:list-item>
        <text:list-item>
          <text:p text:style-name="P3">The BLAST program uses a relatively simple heuristic to quickly identify matches of a sequence within a database, however it has been very successful due to the clever use of statistics to further refine the results. Briefly describe the main idea behind this statistic approach.</text:p>
        </text:list-item>
        <text:list-item>
          <text:p text:style-name="P3">Assume you want to find an inexact match with at most 2 errors of a DNA sequence of length 20 within the human genome (3Gbp). <text:s/>Describe a strategy for efficiently finding such an alignment that is faster than simply running a dynamic programming algorithm.</text:p>
        </text:list-item>
      </text:list>
      <text:h text:style-name="Heading_20_2" text:outline-level="2"><text:soft-page-break/>4. Phylogenetic trees - Chapter 12 (excl. 12.4)</text:h>
      <text:list xml:id="list34188570" text:style-name="L8">
        <text:list-item>
          <text:p text:style-name="P5">In class we described two approaches for phylogenetic reconstruction - parsimony-based, and distance-based. <text:s/>These correspond to different goals for the structure of the resulting tree. <text:s/>Briefly outline what goal is achieved by parsimony methods. <text:s/>Can a distance method be used to construct a maximum parsimony tree?</text:p>
        </text:list-item>
        <text:list-item>
          <text:p text:style-name="P5">Describe the intuition behind the correction factors in the Neighbor-Joining algorithm.</text:p>
        </text:list-item>
        <text:list-item>
          <text:p text:style-name="P5">Exercise 5 in the book</text:p>
        </text:list-item>
        <text:list-item>
          <text:p text:style-name="P5">Given the distance matrix from Exercise 4, construct both the UPGMA and the Neighbor-Joining trees.</text:p>
        </text:list-item>
      </text:list>
      <text:h text:style-name="Heading_20_2" text:outline-level="2">5. Motif finding - Chapter 9.1 - 9.2.1</text:h>
      <text:list xml:id="list34304822" text:style-name="L9">
        <text:list-item>
          <text:p text:style-name="P6">What is the difference between a position-weight-matrix (PWM) and a position-specific scoring matrix (PSSM)?</text:p>
        </text:list-item>
        <text:list-item>
          <text:p text:style-name="P6">In class we described a Gibbs sampler, an algorithm for finding motifs in a DNA sequence. <text:s/>Can the algorithm described in class identify all the motifs in a stretch of DNA?</text:p>
        </text:list-item>
        <text:list-item>
          <text:p text:style-name="P6">One step of Gibbs sampler algorithm involves identifying a section of a DNA sequence that best matches our current best guess at a motif, represented as a multiple alignment. <text:s/>What data-structure would you use to store this multiple alignment? <text:s/>Using this data-structure write the pseudo-code for identifying this best match between a sequence and the already computed multiple alignment. </text:p>
        </text:list-item>
      </text:list>
      <text:h text:style-name="Heading_20_2" text:outline-level="2">6. Genome assembly - Chapter 4.5, Chapter 8.</text:h>
      <text:list xml:id="list34366779" text:style-name="L10">
        <text:list-item>
          <text:p text:style-name="P7">The Lander-Waterman model describes the expected number of contigs (N) in a genome project as a function of the genome length G, read length L, depth of coverage c, and the overlap between sequences o. <text:s/>Without remembering the exact formula, sketch the rough shape of the dependency between N and c, assuming G, L, and o are fixed. <text:s/></text:p>
        </text:list-item>
        <text:list-item>
          <text:p text:style-name="P7">Assume you need to write a genome assembler. <text:s/>Briefly describe the algorithm you would use and outline it in pseudo-code. <text:s/>Assume you have available functions to determine whether pairs of sequences overlap, to merge multiple-alignments, and to compute the consensus sequence of a multiple alignment.</text:p>
        </text:list-item>
        <text:list-item>
          <text:p text:style-name="P7">Given the overlap matrix from page 207 in the book, describe how you would assemble these sequences and list the order in which the sequences will appear in the assembly.</text:p>
        </text:list-item>
      </text:list>
      <text:h text:style-name="Heading_20_2" text:outline-level="2"><text:soft-page-break/>7. Microarrays and data clustering - Chapter 10, Chapter 11.1-11.6</text:h>
      <text:list xml:id="list34475359" text:style-name="L11">
        <text:list-item>
          <text:p text:style-name="P8">Assume you have run a microarray experiment and received a file containing the raw intensity values at each position in <text:s/>the array. <text:s text:c="2"/>What is the first task you need to perform before you can identify a set of genes that are associated with the disease you are studying?</text:p>
        </text:list-item>
        <text:list-item>
          <text:p text:style-name="P8">Cluster the data in exercise 7 using nearest neighbor and farthest neighbor. <text:s/>What are the differences between the resulting clusters?</text:p>
        </text:list-item>
        <text:list-item>
          <text:p text:style-name="P8">What is the running time of the k-means clustering algorithm?</text:p>
        </text:list-item>
        <text:list-item>
          <text:p text:style-name="P8">k-means clustering requires a stopping condition - how would you decide when to stop the algorithm?</text:p>
        </text:list-item>
      </text:list>
      <text:h text:style-name="Heading_20_2" text:outline-level="2">8. Proteomics - Chapter 11.7</text:h>
      <text:list xml:id="list34532514" text:style-name="L12">
        <text:list-item>
          <text:p text:style-name="P9">Why are proteomic approaches necessary even though technologies for analyzing RNA (microarrays, sequencing) are better developed?</text:p>
        </text:list-item>
        <text:list-item>
          <text:p text:style-name="P9">Briefly outline an algorithm for de novo identification of proteins from mass spectra (note - was discussed in class but not in book)</text:p>
        </text:list-item>
      </text:list>
      <text:h text:style-name="Heading_20_2" text:outline-level="2">9. RNA folding - not in book</text:h>
      <text:p text:style-name="Text_20_body">Due to low attendance in class this topic will be on the exam even though it's not in the book.</text:p>
      <text:list xml:id="list35515550" text:style-name="L7">
        <text:list-item>
          <text:p text:style-name="P4">Describe an extension to Nussinov's algorithm that allows you to specify a "per-stem" score, i.e. a fold that contains k adjacent matched bases (a stem of length k) will obtain a score f(k) instead of k (the score assuming each match results in a score of 1), where f is an arbitrary function.</text:p>
        </text:list-item>
        <text:list-item>
          <text:p text:style-name="P4">How would you modify Nussinov's algorithm to perform "local folding", i.e. identify a stretch of a DNA sequence that forms a good quality hair-pin, however the fold doesn't need to involve the whole sequence. This problem arises in the identification of transcription terminators in bacterial genomes - these are short segments of DNA that fold into a hairpin structure and that block the activity of the RNA polymerase.</text:p>
        </text:list-item>
        <text:list-item>
          <text:p text:style-name="P4">How would you modify Nussinov's algorithm to ensure that all loops are at least 10 nucleotides in length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 Linotype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3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hai Pop</meta:initial-creator>
    <meta:creation-date>2008-11-24T21:03:19.15</meta:creation-date>
    <dc:date>2008-12-01T20:45:11.78</dc:date>
    <dc:creator>Mihai Pop</dc:creator>
    <meta:editing-duration>PT167H41M45S</meta:editing-duration>
    <meta:editing-cycles>20</meta:editing-cycles>
    <meta:generator>OpenOffice.org/3.0$Win32 OpenOffice.org_project/300m9$Build-9358</meta:generator>
    <meta:document-statistic meta:table-count="0" meta:image-count="0" meta:object-count="0" meta:page-count="3" meta:paragraph-count="44" meta:word-count="987" meta:character-count="5869"/>
    <meta:user-defined meta:name="Info 1"/>
    <meta:user-defined meta:name="Info 2"/>
    <meta:user-defined meta:name="Info 3"/>
    <meta:user-defined meta:name="Info 4"/>
  </office:meta>
</office:document-meta>
</file>